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list-style-name="L1"/>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8967646" text:style-name="L1">
        <text:list-item>
          <text:p text:style-name="P1">最近几年粒子群研究</text:p>
          <text:p text:style-name="P1">1.1 <text:s/>将粒子群分为两个子群， 一个为全局搜索，另一个为局部搜索保证搜索精度</text:p>
          <text:p text:style-name="P1">1.2 <text:s/>两个方面进行改进：一方面除跟踪两个极值（个体极值和全局极值）外，还跟踪每个粒子周围搜索到的最值（称为周围极值）；另一方面通过引入3个非常有效的非线性函数对惯性权重w进行调整。</text:p>
          <text:p text:style-name="P1">1.3 <text:s/>算法对粒子的速度和位置更新公式进行了改进，使粒子在其最优位置的基础上进行位置更新。</text:p>
          <text:p text:style-name="P1">1.4 改进的算法结构，通够构造单个粒子的的多个进化方向和类似于蚂蚁群算法信息素表的选择机制，保留了粒子的多种可能进化方向，并对全局最优解进行变异，提高粒子间的多样性差异。----《一种新的改进粒子群算法》 甘肃联合大学学报 2011，11（6期）</text:p>
          <text:p text:style-name="P1">1.5 对粒子自身最优位置的运行，进行变异操作增加种群的多样性；同时，引入并改进完全信息粒子群算法，使得粒子充分地向自身邻居的历史最优位置进行学习，提升种群向最优解飞行的概率。-----&gt;《一种改进的完全信息粒子群算法研究》曲阜师范大学学报 <text:s/>2011，1（1期）</text:p>
          <text:p text:style-name="P1">1.6 区域选择PSO：根据每个粒子所在区域不同，在每个粒子所在区域内，当适应值小于最佳适应值时，依据所在区域，重新进行初始化，从而使算法具有更强的全局收敛性和动态的自适应性。《一种新的改进粒子群优化算法》 计算机仿真 <text:s/>2011年3 <text:s/>28卷（3）</text:p>
          <text:p text:style-name="P1">1.7 <text:s/>微调机制导入PSO算法中，提高算法在最优区域局部搜索的能力。</text:p>
          <text:p text:style-name="P1">1.8 使用低通滤波器来平滑权重。</text:p>
          <text:p text:style-name="P1">1.9 基于量子行为的PSO算法：采用全同粒子系更新粒子位置，并引用混沌思想，对每个粒子进行混沌搜索，试图改善粒子的全局、局部搜索能力和收敛速度以及计算精度-----《改进的粒子群优化算法》计算机工程与设计 2009,30(17)</text:p>
          <text:p text:style-name="P1">2.0 判断出算法可能陷入局部最优时，适时的按一定比例给一些粒子重新赋值，从而是算法跳出局部最优，向全局极值靠近</text:p>
          <text:p text:style-name="P1">2.1 对动态惯性权重策略进行了扩展，并引入随机扰动策略，从两方面同时改进以提高算法的收敛速度和克服局部极值的能力。</text:p>
          <text:p text:style-name="P1"/>
        </text:list-item>
        <text:list-item>
          <text:p text:style-name="P1">粒子群优化算法的改进策略</text:p>
          <text:p text:style-name="P1">1.1 pso <text:s/>初始化：CVTs;正交设计方法；线性动态系统；均匀分布随机数</text:p>
          <text:p text:style-name="P1">1.2 邻域拓扑：环形拓扑；轮形拓扑；星形拓扑；塔形拓扑；冯-诺以曼拓扑；随机拓扑</text:p>
          <text:p text:style-name="P1">1.3混合策略：将其他进化算法或传统优化算法或其它技术应用到PSO中---&gt;结合途径：一是利用其它优化技术自适应调整收缩因子/惯性权值、加速常数等；二是将PSO与其它进化算法操作算子或其它技术结合</text:p>
        </text:list-item>
      </text:list>
      <text:p text:style-name="Standard"/>
      <text:p text:style-name="Standard"/>
      <text:p text:style-name="Standard">标准的粒子群算法存在早熟收敛、容易陷入局部最优值。在低维空间上的函数优化问题上具有求解速度快、质量高的特点，但是一旦函数的维度增加，其优化性能便急剧下降。</text:p>
      <text:p text:style-name="Standard"/>
      <text:p text:style-name="Standard">协同合作：将粒子群分为两个子群，。</text:p>
      <text:p text:style-name="Standard"/>
      <text:p text:style-name="Standard"/>
      <text:p text:style-name="Standard">优化函数：选取maxit=1000,s=400</text:p>
      <text:p text:style-name="Standard">4*x[1]^2-2.1*x[1]^4+x[1]^6/3+x[1]*x[2]-4*x[2]^2+4*x[2]^4</text:p>
      <text:p text:style-name="Standard"/>
      <text:p text:style-name="Standard"/>
      <text:p text:style-name="Standard"/>
      <text:p text:style-name="Standard">进化算法4个基准函数：</text:p>
      <text:p text:style-name="Standard">1.<draw:frame draw:style-name="fr1" draw:name="Object1" text:anchor-type="as-char" svg:y="-0.728cm" svg:width="5.823cm" svg:height="1.169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text:soft-page-break/>LPSO：Ring ,Four Cluster, Pyramid,Square型。</text:p>
      <text:p text:style-name="Standard"/>
      <text:p text:style-name="Standard"/>
      <text:p text:style-name="Standard"/>
      <text:p text:style-name="Standard"/>
      <text:p text:style-name="Standard"/>
      <text:p text:style-name="Standard">研究点：粒子速度，粒子位置，惯性权重，邻域拓扑，学习因子，收缩因子，混合优化，提高粒子多样性，全局搜索和局部搜索，</text:p>
      <text:p text:style-name="Standard"/>
      <text:p text:style-name="Standard"/>
      <text:p text:style-name="Standard"/>
      <text:p text:style-name="Standard">粒子在搜速时，总是追逐当前全局最优点和自己迄今搜索到的历史最优点，因此粒子们的速度很快降到接近于0，导致粒子们陷入极小而无法摆脱，而出现粒子的趋同或早熟。</text:p>
      <text:p text:style-name="Standard"/>
      <text:p text:style-name="Standard"/>
      <text:p text:style-name="Standard">Bold模型（三个原则）：</text:p>
      <text:p text:style-name="Standard"><text:tab/>1）、向背离最近的同伴的方向飞行；</text:p>
      <text:p text:style-name="Standard"><text:tab/>2）、向目的飞行</text:p>
      <text:p text:style-name="Standard"><text:tab/>3）、向群体中心聚拢</text:p>
      <text:p text:style-name="Standard"/>
      <text:p text:style-name="Standard"/>
      <text:p text:style-name="Standard">粒子的优劣由目标函数来衡量，粒子确定自己的位置：</text:p>
      <text:p text:style-name="Standard"><text:tab/>1.自身当前的位置</text:p>
      <text:p text:style-name="Standard"><text:tab/>2.自身当前的速度</text:p>
      <text:p text:style-name="Standard"><text:tab/>3.自身当前的位置和自身历史最优位置之间的距离</text:p>
      <text:p text:style-name="Standard"><text:tab/>4.自身当前的位置和整个群体历史最优位置之间的距离</text:p>
      <text:p text:style-name="Standard"/>
      <text:p text:style-name="Standard">粒子群的改进：</text:p>
      <text:p text:style-name="Standard">1.惯性权重改进：线性策略和非线性策略</text:p>
      <text:p text:style-name="Standard">2.学习因子改进</text:p>
      <text:p text:style-name="Standard">3.拓扑结构改进</text:p>
      <text:p text:style-name="Standard">4.混合算法:PSO-DV(差分算子）；GA-PSO；SA-PSO（模拟退火）；PSACO（蚁群）；CPSO（混沌优化思想）</text:p>
      <text:p text:style-name="Standard"/>
      <text:p text:style-name="Standard">粒子群的改进主要从参数研究、拓扑结构和其他算法的混合三个方面着手，通过与其它算法或技术进行混合才能取得更好的效果。</text:p>
      <text:p text:style-name="Standard"/>
      <text:p text:style-name="Standard">主要的群集智能优化算法：遗传算法、蚁群算法、粒子群算法、鱼群算法。</text:p>
      <text:p text:style-name="Standard"/>
      <text:p text:style-name="Standard"/>
      <text:p text:style-name="Standard">优缺点：</text:p>
      <text:p text:style-name="Standard">遗传算法：在全局性最优解的搜索上有其独特的高效性，但是在局部搜速能力上明显不足。</text:p>
      <text:p text:style-name="Standard">粒子群算法：容易产生早熟收敛，易陷入局部最优。</text:p>
      <text:p text:style-name="Standard">蚁群算法：自组织；并行；正反馈；较强的鲁棒性；</text:p>
      <text:p text:style-name="Standard">模拟退火：概率突跳，有效避免搜索过程陷入局部最小</text:p>
      <text:p text:style-name="Standard"/>
      <text:p text:style-name="Standard"/>
      <text:p text:style-name="Standard"/>
      <text:p text:style-name="Standard"/>
      <text:p text:style-name="Standard">想法：提高粒子的多样性</text:p>
      <text:p text:style-name="Standard"><text:tab/></text:p>
      <text:p text:style-name="Standard"/>
      <text:p text:style-name="Standard"/>
      <text:p text:style-name="Standard"><text:soft-page-break/></text:p>
      <text:p text:style-name="Standard">代表性的混合粒子群算法：交叉粒子群、免疫粒子群、混沌粒子群。</text:p>
      <text:p text:style-name="Standard">交叉粒子群：父辈间交换遗传信息生成子代的过程，生成的子代因携带新的遗传物质从而能探索到新的搜索空间，一定程度上避免了算法陷入局部最优。</text:p>
      <text:p text:style-name="Standard">免疫粒子群：确保抗体群更新的抗体多样性，避免未成熟收敛。</text:p>
      <text:p text:style-name="Standard">混沌粒子群：非线性确定系统中由于内在随机性而产生的外在复杂表现，是一种貌似随机的非随机运动，具有随机性、遍历性及规律性等特点，能在一定范围内按其自身规律不重复地遍历所有状态。混沌状态是由确定性方程得到的。</text:p>
      <text:p text:style-name="Standard"/>
      <text:p text:style-name="Standard"/>
      <text:p text:style-name="Standard">多智能体协同进化</text:p>
      <text:p text:style-name="Standard"/>
      <text:p text:style-name="Standard">混合粒子群算法的研究：</text:p>
      <text:p text:style-name="Standard">1、将全局粒子群算法与局部粒子群算法结合</text:p>
      <text:p text:style-name="Standard">2.采用全局和局部结合，同时引入遗传算法的交叉、变异操作---《一种新型的混合粒子群算法》</text:p>
      <text:p text:style-name="Standard">3、结合模拟退火算法</text:p>
      <text:p text:style-name="Standard">4.借鉴群体位置方差的早熟判断机制，把基因换位和变异算子引入到算法中，构造出新的个体和个体基因的适应值函数，将适应值最差的基因进行变异。</text:p>
      <text:p text:style-name="Standard">5.在粒子群收敛停滞时，从种群中随机选择粒子进行共轭梯度法计算</text:p>
      <text:p text:style-name="Standard">6.与自适应局部搜索算法相结合，使粒子群算法寻优过程中的全局搜索能力和局部搜索能力良好平衡</text:p>
      <text:p text:style-name="Standard">7.将粒子群算法全局搜索的快速性和混沌算法的一定范围内的遍历性二者结合。首先用粒子群算法进行快速搜索，当出现早熟收敛时，对局部较优的部分粒子和全局极值采用混沌优化策略。</text:p>
      <text:p text:style-name="Standard">8.和GA结合，引入正态变异算子，提升了算法后期的收敛速度和全局搜索能力。</text:p>
      <text:p text:style-name="Standard"/>
      <text:p text:style-name="Standard"/>
      <text:p text:style-name="Standard"/>
      <text:p text:style-name="Standard"/>
      <text:p text:style-name="Standard">协同进化：模仿自然界生态系统中物种间的协作进化极值而得到的进化计算思想。</text:p>
      <text:p text:style-name="Standard"/>
      <text:p text:style-name="Standard">将整个种群分解为多个子种群，各子种群独立进化，周期性地更新共享信息。-----《多种群协同进化的微粒群算法》</text:p>
      <text:p text:style-name="Standard"/>
      <text:p text:style-name="Standard">多微粒群协同进化算法：粒子不仅与本子群的其他微粒交换信息，还要受到其他子群体的影响。</text:p>
      <text:p text:style-name="Standard"/>
      <text:p text:style-name="Standard"/>
      <text:p text:style-name="Standard"/>
      <text:p text:style-name="Standard">智能算法常用的变异算子：高斯变异、柯西变异、Levy变异</text:p>
      <text:p text:style-name="Standard"/>
      <text:p text:style-name="Standard"/>
      <text:p text:style-name="Standard"/>
      <text:p text:style-name="Standard">分而治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w </meta:initial-creator>
    <meta:creation-date>2014-05-20T10:08:08</meta:creation-date>
    <meta:generator>LibreOffice/3.5$Linux_x86 LibreOffice_project/350m1$Build-2</meta:generator>
    <dc:date>2014-05-27T11:55:57</dc:date>
    <dc:creator>yw </dc:creator>
    <meta:editing-duration>PT18H49M48S</meta:editing-duration>
    <meta:editing-cycles>102</meta:editing-cycles>
    <meta:document-statistic meta:table-count="0" meta:image-count="0" meta:object-count="1" meta:page-count="3" meta:paragraph-count="67" meta:word-count="780" meta:character-count="2619" meta:non-whitespace-character-count="2743"/>
  </office:meta>
</office:document-meta>
</file>

<file path=Object 1/content.xml><?xml version="1.0" encoding="utf-8"?>
<math xmlns="http://www.w3.org/1998/Math/MathML">
  <semantics>
    <mrow>
      <msub>
        <mi>f</mi>
        <mn>1</mn>
      </msub>
      <mrow>
        <mrow>
          <mo stretchy="false">(</mo>
          <mrow>
            <mi>x</mi>
          </mrow>
          <mo stretchy="false">)</mo>
        </mrow>
        <mo stretchy="false">=</mo>
        <mrow>
          <munderover>
            <mo stretchy="false">∑</mo>
            <mrow>
              <mi>i</mi>
              <mo stretchy="false">=</mo>
              <mn>1</mn>
            </mrow>
            <mi>n</mi>
          </munderover>
          <msubsup>
            <mi>x</mi>
            <mi>i</mi>
            <mn>2</mn>
          </msubsup>
        </mrow>
      </mrow>
      <mrow>
        <mrow>
          <mrow>
            <mi>,</mi>
            <mo stretchy="false">−</mo>
            <mn>100</mn>
          </mrow>
          <mo stretchy="false">≤</mo>
          <msub>
            <mi>x</mi>
            <mi>i</mi>
          </msub>
        </mrow>
        <mo stretchy="false">≤</mo>
        <mn>100</mn>
      </mrow>
    </mrow>
    <annotation encoding="StarMath 5.0">f_1(x)=sum from i=1 to n x_i^2 ,-100&lt;=x_i&lt;=100</annotation>
  </semantics>
</math>
</file>